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5:18:17</dc:date>
    <meta:editing-duration>P2DT21H38M18S</meta:editing-duration>
    <meta:editing-cycles>55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65" meta:character-count="3900" meta:non-whitespace-character-count="3468"/>
  </office:meta>
</office:document-meta>
</file>